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none" draw:textarea-vertical-align="middle" draw:auto-grow-height="false" fo:min-height="11.03cm" fo:min-width="0cm"/>
    </style:style>
    <style:style style:name="gr6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8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cm" svg:height="2cm" svg:x="7.7cm" svg:y="6.3cm">
            <text:p text:style-name="P1">Tap cells to create life!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1cm" svg:height="1cm" svg:x="7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4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7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3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4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9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8.7cm" svg:y="19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.7cm" svg:y="19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2" draw:layer="layout" svg:width="8cm" svg:height="2cm" svg:x="7.7cm" svg:y="20.3cm">
            <text:p text:style-name="P1">Start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0.6cm" svg:height="2cm" svg:x="6.6cm" svg:y="6.3cm">
          <text:p text:style-name="P1"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5.2cm" svg:height="1cm" svg:x="1.6cm" svg:y="6.8cm">
          <draw:text-box>
            <text:p text:style-name="P4"><text:span text:style-name="T1">Notification area</text:span></text:p>
          </draw:text-box>
        </draw:frame>
        <draw:custom-shape draw:style-name="gr5" draw:text-style-name="P3" draw:layer="layout" svg:width="0.6cm" svg:height="11.9cm" svg:x="6.5cm" svg:y="8.4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5.2cm" svg:height="1cm" svg:x="3.2cm" svg:y="13.8cm">
          <draw:text-box>
            <text:p text:style-name="P4"><text:span text:style-name="T1">Cells grid</text:span></text:p>
          </draw:text-box>
        </draw:frame>
        <draw:custom-shape draw:style-name="gr6" draw:text-style-name="P3" draw:layer="layout" svg:width="0.6cm" svg:height="2cm" svg:x="6.6cm" svg:y="20.3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6.1cm" svg:height="1.4cm" svg:x="1.2cm" svg:y="20.841cm">
          <draw:text-box>
            <text:p text:style-name="P4"><text:span text:style-name="T1">Interaction region</text:span></text:p>
          </draw:text-box>
        </draw:frame>
        <draw:frame draw:style-name="gr4" draw:text-style-name="P6" draw:layer="layout" svg:width="5.2cm" svg:height="1cm" svg:x="9.2cm" svg:y="1.7cm">
          <draw:text-box>
            <text:p text:style-name="P1">On Startup</text:p>
          </draw:text-box>
        </draw:frame>
        <draw:line draw:style-name="gr8" draw:text-style-name="P3" draw:layer="layout" svg:x1="11.7cm" svg:y1="2.9cm" svg:x2="11.7cm" svg:y2="5.9cm">
          <text:p/>
        </draw:line>
        <draw:g>
          <draw:custom-shape draw:style-name="gr1" draw:text-style-name="P2" draw:layer="layout" svg:width="8cm" svg:height="2cm" svg:x="7.7cm" svg:y="27.2cm">
            <text:p text:style-name="P1">Evolving!</text:p>
            <text:p text:style-name="P1">Evolution: ##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.7cm" svg:y="3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9.7cm" svg:y="3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8.7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3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.7cm" svg:y="3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10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6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.7cm" svg:y="3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10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7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2.7cm" svg:y="3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13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8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.7cm" svg:y="3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10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40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cm" svg:height="2cm" svg:x="7.7cm" svg:y="41.2cm">
            <text:p text:style-name="P1">Pause</text:p>
            <draw:enhanced-geometry svg:viewBox="0 0 21600 21600" draw:type="rectangle" draw:enhanced-path="M 0 0 L 21600 0 21600 21600 0 21600 0 0 Z N"/>
          </draw:custom-shape>
        </draw:g>
        <draw:line draw:style-name="gr8" draw:text-style-name="P3" draw:layer="layout" svg:x1="11.7cm" svg:y1="23cm" svg:x2="11.7cm" svg:y2="26.5cm">
          <text:p/>
        </draw:line>
        <draw:frame draw:style-name="gr4" draw:text-style-name="P6" draw:layer="layout" svg:width="5.2cm" svg:height="1.673cm" svg:x="12cm" svg:y="24.1cm">
          <draw:text-box>
            <text:p text:style-name="P1">Birth some cells and hit “start”</text:p>
          </draw:text-box>
        </draw:frame>
        <draw:g>
          <draw:custom-shape draw:style-name="gr1" draw:text-style-name="P2" draw:layer="layout" svg:width="8cm" svg:height="2cm" svg:x="7.7cm" svg:y="47.4cm">
            <text:p text:style-name="P1">The End!</text:p>
            <text:p text:style-name="P1">Total evolutions: ##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4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2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.7cm" svg:y="5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9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3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.7cm" svg:y="5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10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3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4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5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6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.7cm" svg:y="5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10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7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7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.7cm" svg:y="57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7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7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2.7cm" svg:y="5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13.7cm" svg:y="57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7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8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.7cm" svg:y="5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10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5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3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4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0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9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8.7cm" svg:y="6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7.7cm" svg:y="60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cm" svg:height="2cm" svg:x="7.7cm" svg:y="61.4cm">
            <text:p text:style-name="P1">Clear</text:p>
            <draw:enhanced-geometry svg:viewBox="0 0 21600 21600" draw:type="rectangle" draw:enhanced-path="M 0 0 L 21600 0 21600 21600 0 21600 0 0 Z N"/>
          </draw:custom-shape>
        </draw:g>
        <draw:line draw:style-name="gr8" draw:text-style-name="P3" draw:layer="layout" svg:x1="11.7cm" svg:y1="43.7cm" svg:x2="11.7cm" svg:y2="47.2cm">
          <text:p/>
        </draw:line>
        <draw:frame draw:style-name="gr10" draw:text-style-name="P8" draw:layer="layout" svg:width="6.9cm" svg:height="2.384cm" svg:x="12cm" svg:y="44.8cm">
          <draw:text-box>
            <text:p text:style-name="P1">Evolution continues until no more change</text:p>
          </draw:text-box>
        </draw:frame>
        <draw:line draw:style-name="gr8" draw:text-style-name="P3" draw:layer="layout" svg:x1="17.3cm" svg:y1="31.9cm" svg:x2="20.8cm" svg:y2="31.9cm">
          <text:p/>
        </draw:line>
        <draw:frame draw:style-name="gr4" draw:text-style-name="P6" draw:layer="layout" svg:width="5.2cm" svg:height="1cm" svg:x="16.4cm" svg:y="30.6cm">
          <draw:text-box>
            <text:p text:style-name="P1">Hit “pause”</text:p>
          </draw:text-box>
        </draw:frame>
        <draw:line draw:style-name="gr8" draw:text-style-name="P3" draw:layer="layout" svg:x1="20.8cm" svg:y1="38cm" svg:x2="17.3cm" svg:y2="38cm">
          <text:p/>
        </draw:line>
        <draw:frame draw:style-name="gr4" draw:text-style-name="P6" draw:layer="layout" svg:width="5.2cm" svg:height="1cm" svg:x="16.4cm" svg:y="36.5cm">
          <draw:text-box>
            <text:p text:style-name="P1">Hit “resume”</text:p>
          </draw:text-box>
        </draw:frame>
        <draw:g>
          <draw:custom-shape draw:style-name="gr1" draw:text-style-name="P2" draw:layer="layout" svg:width="8cm" svg:height="2cm" svg:x="22.4cm" svg:y="27.2cm">
            <text:p text:style-name="P1">Paused</text:p>
            <text:p text:style-name="P1">Evolution: ##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2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1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5.4cm" svg:y="3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cm" svg:height="1cm" svg:x="24.4cm" svg:y="3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3.4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3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4.4cm" svg:y="3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25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3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6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6.4cm" svg:y="3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25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6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7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7.4cm" svg:y="3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28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7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8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26.4cm" svg:y="3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cm" svg:x="25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3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7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8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9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6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5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4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3.4cm" svg:y="4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2.4cm" svg:y="40.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4cm" svg:height="2cm" svg:x="22.4cm" svg:y="41.2cm">
            <text:p text:style-name="P1">Resume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4cm" svg:height="2cm" svg:x="26.4cm" svg:y="41.2cm">
            <text:p text:style-name="P1">Clear</text:p>
            <draw:enhanced-geometry svg:viewBox="0 0 21600 21600" draw:type="rectangle" draw:enhanced-path="M 0 0 L 21600 0 21600 21600 0 21600 0 0 Z N"/>
          </draw:custom-shape>
        </draw:g>
        <draw:line draw:style-name="gr12" draw:text-style-name="P3" draw:layer="layout" svg:x1="16.6cm" svg:y1="62.3cm" svg:x2="22.7cm" svg:y2="62.3cm">
          <text:p/>
        </draw:line>
        <draw:line draw:style-name="gr12" draw:text-style-name="P3" draw:layer="layout" svg:x1="28.4cm" svg:y1="44.3cm" svg:x2="28.4cm" svg:y2="61.3cm">
          <text:p/>
        </draw:line>
        <draw:frame draw:style-name="gr13" draw:text-style-name="P8" draw:layer="layout" svg:width="6.9cm" svg:height="2.084cm" svg:x="23.3cm" svg:y="61.5cm">
          <draw:text-box>
            <text:p text:style-name="P1">Hit “clear” returns to start lay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5cm" fo:page-height="65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7T16:00:33.146849775</meta:creation-date>
    <dc:date>2020-06-17T16:46:31.042806838</dc:date>
    <meta:editing-duration>PT45M55S</meta:editing-duration>
    <meta:editing-cycles>8</meta:editing-cycles>
    <meta:generator>LibreOffice/6.0.7.3$Linux_X86_64 LibreOffice_project/00m0$Build-3</meta:generator>
    <meta:document-statistic meta:object-count="417"/>
  </office:meta>
</office:document-meta>
</file>